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ransactionStatus.rollbackToHeldSavepoi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TransactionStatus.setSavepoint( @ Nullable Object save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Status.setComple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Status.getSave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Status.rollbackToSavepoint( Object save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Status.isLocalRollback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Status.setRollback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Status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TransactionStatus.createAndHoldSave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Status.hasSave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Status.isGlobalRollback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Status.releaseSavepoint( Object save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Status.isComple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Status.isRollbackOnl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Status.createSave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Status.releaseHeldSavepoi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TransactionStatus.getSavepoin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